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01mm"/>
    </style:style>
    <style:style style:name="co2" style:family="table-column">
      <style:table-column-properties fo:break-before="auto" style:column-width="21.33mm"/>
    </style:style>
    <style:style style:name="co3" style:family="table-column">
      <style:table-column-properties fo:break-before="auto" style:column-width="21.87mm"/>
    </style:style>
    <style:style style:name="co4" style:family="table-column">
      <style:table-column-properties fo:break-before="auto" style:column-width="19.97mm"/>
    </style:style>
    <style:style style:name="co5" style:family="table-column">
      <style:table-column-properties fo:break-before="auto" style:column-width="27.27mm"/>
    </style:style>
    <style:style style:name="co6" style:family="table-column">
      <style:table-column-properties fo:break-before="auto" style:column-width="9.07mm"/>
    </style:style>
    <style:style style:name="co7" style:family="table-column">
      <style:table-column-properties fo:break-before="auto" style:column-width="17.78mm"/>
    </style:style>
    <style:style style:name="co8" style:family="table-column">
      <style:table-column-properties fo:break-before="auto" style:column-width="26.49mm"/>
    </style:style>
    <style:style style:name="co9" style:family="table-column">
      <style:table-column-properties fo:break-before="auto" style:column-width="25.4mm"/>
    </style:style>
    <style:style style:name="co10" style:family="table-column">
      <style:table-column-properties fo:break-before="auto" style:column-width="25.14mm"/>
    </style:style>
    <style:style style:name="co11" style:family="table-column">
      <style:table-column-properties fo:break-before="auto" style:column-width="25.68mm"/>
    </style:style>
    <style:style style:name="co12" style:family="table-column">
      <style:table-column-properties fo:break-before="auto" style:column-width="16.42mm"/>
    </style:style>
    <style:style style:name="co13" style:family="table-column">
      <style:table-column-properties fo:break-before="auto" style:column-width="10.71mm"/>
    </style:style>
    <style:style style:name="co14" style:family="table-column">
      <style:table-column-properties fo:break-before="auto" style:column-width="11.78mm"/>
    </style:style>
    <style:style style:name="co15" style:family="table-column">
      <style:table-column-properties fo:break-before="auto" style:column-width="17.52mm"/>
    </style:style>
    <style:style style:name="co16" style:family="table-column">
      <style:table-column-properties fo:break-before="auto" style:column-width="15.59mm"/>
    </style:style>
    <style:style style:name="co17" style:family="table-column">
      <style:table-column-properties fo:break-before="auto" style:column-width="13.69mm"/>
    </style:style>
    <style:style style:name="co18" style:family="table-column">
      <style:table-column-properties fo:break-before="auto" style:column-width="22.14mm"/>
    </style:style>
    <style:style style:name="co19" style:family="table-column">
      <style:table-column-properties fo:break-before="auto" style:column-width="18.33mm"/>
    </style:style>
    <style:style style:name="co20" style:family="table-column">
      <style:table-column-properties fo:break-before="auto" style:column-width="21.04mm"/>
    </style:style>
    <style:style style:name="co21" style:family="table-column">
      <style:table-column-properties fo:break-before="auto" style:column-width="27.59mm"/>
    </style:style>
    <style:style style:name="co22" style:family="table-column">
      <style:table-column-properties fo:break-before="auto" style:column-width="29.76mm"/>
    </style:style>
    <style:style style:name="co23" style:family="table-column">
      <style:table-column-properties fo:break-before="auto" style:column-width="27.04mm"/>
    </style:style>
    <style:style style:name="co24" style:family="table-column">
      <style:table-column-properties fo:break-before="auto" style:column-width="4.97mm"/>
    </style:style>
    <style:style style:name="co2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 tableooo:tab-color="#66ff00"/>
    </style:style>
    <style:style style:name="ta2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R-SA-varia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number-columns-repeated="2" table:default-cell-style-name="Default"/>
        <table:table-column table:style-name="co21" table:default-cell-style-name="Default"/>
        <table:table-column table:style-name="co9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m_model</text:p>
          </table:table-cell>
          <table:table-cell office:value-type="string" calcext:value-type="string">
            <text:p>cap_com</text:p>
          </table:table-cell>
          <table:table-cell office:value-type="string" calcext:value-type="string">
            <text:p>nei_sensing</text:p>
          </table:table-cell>
          <table:table-cell office:value-type="string" calcext:value-type="string">
            <text:p>lit_sensing</text:p>
          </table:table-cell>
          <table:table-cell office:value-type="string" calcext:value-type="string">
            <text:p>FoV</text:p>
          </table:table-cell>
          <table:table-cell office:value-type="string" calcext:value-type="string">
            <text:p>rVel</text:p>
          </table:table-cell>
          <table:table-cell office:value-type="string" calcext:value-type="string">
            <text:p>turn_prob</text:p>
          </table:table-cell>
          <table:table-cell office:value-type="string" calcext:value-type="string">
            <text:p>turn_prob_max</text:p>
          </table:table-cell>
          <table:table-cell office:value-type="string" calcext:value-type="string">
            <text:p>turn_prob_min</text:p>
          </table:table-cell>
          <table:table-cell office:value-type="string" calcext:value-type="string">
            <text:p>abandon_prob</text:p>
          </table:table-cell>
          <table:table-cell office:value-type="string" calcext:value-type="string">
            <text:p>picking_lit_du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umin</text:p>
          </table:table-cell>
          <table:table-cell office:value-type="string" calcext:value-type="string">
            <text:p>umax</text:p>
          </table:table-cell>
          <table:table-cell office:value-type="string" calcext:value-type="string">
            <text:p>n_stddev</text:p>
          </table:table-cell>
          <table:table-cell office:value-type="string" calcext:value-type="string">
            <text:p>n_mean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noise_mean</text:p>
          </table:table-cell>
          <table:table-cell office:value-type="string" calcext:value-type="string">
            <text:p>noise_std</text:p>
          </table:table-cell>
          <table:table-cell office:value-type="string" calcext:value-type="string">
            <text:p>queue_size</text:p>
          </table:table-cell>
          <table:table-cell office:value-type="string" calcext:value-type="string">
            <text:p>correction_mtd</text:p>
          </table:table-cell>
          <table:table-cell office:value-type="string" calcext:value-type="string">
            <text:p>escape_dist</text:p>
          </table:table-cell>
          <table:table-cell office:value-type="string" calcext:value-type="string">
            <text:p>call_scale_mult</text:p>
          </table:table-cell>
          <table:table-cell office:value-type="string" calcext:value-type="string">
            <text:p>call_scale_div</text:p>
          </table:table-cell>
          <table:table-cell office:value-type="string" calcext:value-type="string">
            <text:p>lit_threshold</text:p>
          </table:table-cell>
          <table:table-cell office:value-type="string" calcext:value-type="string">
            <text:p>repel_scale_mult</text:p>
          </table:table-cell>
          <table:table-cell office:value-type="string" calcext:value-type="string">
            <text:p>repel_scale_div</text:p>
          </table:table-cell>
          <table:table-cell office:value-type="string" calcext:value-type="string">
            <text:p>log_rate</text:p>
          </table:table-cell>
          <table:table-cell office:value-type="string" calcext:value-type="string">
            <text:p>max_step_siz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2]/0.005*100)&amp;&quot;-Q&quot;&amp;[.W2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3]/0.005*100)&amp;&quot;-Q&quot;&amp;[.W3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4]/0.005*100)&amp;&quot;-Q&quot;&amp;[.W4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5]/0.005*100)&amp;&quot;-Q&quot;&amp;[.W5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6]/0.005*100)&amp;&quot;-Q&quot;&amp;[.W6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7]/0.005*100)&amp;&quot;-Q&quot;&amp;[.W7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8]/0.005*100)&amp;&quot;-Q&quot;&amp;[.W8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9]/0.005*100)&amp;&quot;-Q&quot;&amp;[.W9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0]/0.005*100)&amp;&quot;-Q&quot;&amp;[.W10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1]/0.005*100)&amp;&quot;-Q&quot;&amp;[.W11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2]/0.005*100)&amp;&quot;-Q&quot;&amp;[.W12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3]/0.005*100)&amp;&quot;-Q&quot;&amp;[.W13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4]/0.005*100)&amp;&quot;-Q&quot;&amp;[.W14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5]/0.005*100)&amp;&quot;-Q&quot;&amp;[.W15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6]/0.005*100)&amp;&quot;-Q&quot;&amp;[.W16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7]/0.005*100)&amp;&quot;-Q&quot;&amp;[.W17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8]/0.005*100)&amp;&quot;-Q&quot;&amp;[.W18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9]/0.005*100)&amp;&quot;-Q&quot;&amp;[.W19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20]/0.005*100)&amp;&quot;-Q&quot;&amp;[.W20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21]/0.005*100)&amp;&quot;-Q&quot;&amp;[.W21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22]/0.005*100)&amp;&quot;-Q&quot;&amp;[.W22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23]/0.005*100)&amp;&quot;-Q&quot;&amp;[.W23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24]/0.005*100)&amp;&quot;-Q&quot;&amp;[.W24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25]/0.005*100)&amp;&quot;-Q&quot;&amp;[.W25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26]/0.005*100)&amp;&quot;-Q&quot;&amp;[.W26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27]/0.005*100)&amp;&quot;-Q&quot;&amp;[.W27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28]/0.005*100)&amp;&quot;-Q&quot;&amp;[.W28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29]/0.005*100)&amp;&quot;-Q&quot;&amp;[.W29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30]/0.005*100)&amp;&quot;-Q&quot;&amp;[.W30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31]/0.005*100)&amp;&quot;-Q&quot;&amp;[.W31]&amp;&quot;&quot;" office:value-type="string" office:string-value="SR-N0-Q1" calcext:value-type="string">
            <text:p>SR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32]/0.005*100)&amp;&quot;-Q&quot;&amp;[.W32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33]/0.005*100)&amp;&quot;-Q&quot;&amp;[.W33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34]/0.005*100)&amp;&quot;-Q&quot;&amp;[.W34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35]/0.005*100)&amp;&quot;-Q&quot;&amp;[.W35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36]/0.005*100)&amp;&quot;-Q&quot;&amp;[.W36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37]/0.005*100)&amp;&quot;-Q&quot;&amp;[.W37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38]/0.005*100)&amp;&quot;-Q&quot;&amp;[.W38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39]/0.005*100)&amp;&quot;-Q&quot;&amp;[.W39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40]/0.005*100)&amp;&quot;-Q&quot;&amp;[.W40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41]/0.005*100)&amp;&quot;-Q&quot;&amp;[.W41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42]/0.005*100)&amp;&quot;-Q&quot;&amp;[.W42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43]/0.005*100)&amp;&quot;-Q&quot;&amp;[.W43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44]/0.005*100)&amp;&quot;-Q&quot;&amp;[.W44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45]/0.005*100)&amp;&quot;-Q&quot;&amp;[.W45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46]/0.005*100)&amp;&quot;-Q&quot;&amp;[.W46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47]/0.005*100)&amp;&quot;-Q&quot;&amp;[.W47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48]/0.005*100)&amp;&quot;-Q&quot;&amp;[.W48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49]/0.005*100)&amp;&quot;-Q&quot;&amp;[.W49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50]/0.005*100)&amp;&quot;-Q&quot;&amp;[.W50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51]/0.005*100)&amp;&quot;-Q&quot;&amp;[.W51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52]/0.005*100)&amp;&quot;-Q&quot;&amp;[.W52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53]/0.005*100)&amp;&quot;-Q&quot;&amp;[.W53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54]/0.005*100)&amp;&quot;-Q&quot;&amp;[.W54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55]/0.005*100)&amp;&quot;-Q&quot;&amp;[.W55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56]/0.005*100)&amp;&quot;-Q&quot;&amp;[.W56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57]/0.005*100)&amp;&quot;-Q&quot;&amp;[.W57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58]/0.005*100)&amp;&quot;-Q&quot;&amp;[.W58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59]/0.005*100)&amp;&quot;-Q&quot;&amp;[.W59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60]/0.005*100)&amp;&quot;-Q&quot;&amp;[.W60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61]/0.005*100)&amp;&quot;-Q&quot;&amp;[.W61]&amp;&quot;&quot;" office:value-type="string" office:string-value="SR-N100-Q1" calcext:value-type="string">
            <text:p>SR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62]/0.005*100)&amp;&quot;-Q&quot;&amp;[.W62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63]/0.005*100)&amp;&quot;-Q&quot;&amp;[.W63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64]/0.005*100)&amp;&quot;-Q&quot;&amp;[.W64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65]/0.005*100)&amp;&quot;-Q&quot;&amp;[.W65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66]/0.005*100)&amp;&quot;-Q&quot;&amp;[.W66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67]/0.005*100)&amp;&quot;-Q&quot;&amp;[.W67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68]/0.005*100)&amp;&quot;-Q&quot;&amp;[.W68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69]/0.005*100)&amp;&quot;-Q&quot;&amp;[.W69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70]/0.005*100)&amp;&quot;-Q&quot;&amp;[.W70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71]/0.005*100)&amp;&quot;-Q&quot;&amp;[.W71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72]/0.005*100)&amp;&quot;-Q&quot;&amp;[.W72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73]/0.005*100)&amp;&quot;-Q&quot;&amp;[.W73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74]/0.005*100)&amp;&quot;-Q&quot;&amp;[.W74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75]/0.005*100)&amp;&quot;-Q&quot;&amp;[.W75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76]/0.005*100)&amp;&quot;-Q&quot;&amp;[.W76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77]/0.005*100)&amp;&quot;-Q&quot;&amp;[.W77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78]/0.005*100)&amp;&quot;-Q&quot;&amp;[.W78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79]/0.005*100)&amp;&quot;-Q&quot;&amp;[.W79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80]/0.005*100)&amp;&quot;-Q&quot;&amp;[.W80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81]/0.005*100)&amp;&quot;-Q&quot;&amp;[.W81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82]/0.005*100)&amp;&quot;-Q&quot;&amp;[.W82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83]/0.005*100)&amp;&quot;-Q&quot;&amp;[.W83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84]/0.005*100)&amp;&quot;-Q&quot;&amp;[.W84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85]/0.005*100)&amp;&quot;-Q&quot;&amp;[.W85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86]/0.005*100)&amp;&quot;-Q&quot;&amp;[.W86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87]/0.005*100)&amp;&quot;-Q&quot;&amp;[.W87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88]/0.005*100)&amp;&quot;-Q&quot;&amp;[.W88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89]/0.005*100)&amp;&quot;-Q&quot;&amp;[.W89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90]/0.005*100)&amp;&quot;-Q&quot;&amp;[.W90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91]/0.005*100)&amp;&quot;-Q&quot;&amp;[.W91]&amp;&quot;&quot;" office:value-type="string" office:string-value="SR-N100-Q20" calcext:value-type="string">
            <text:p>SR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92]/0.005*100)&amp;&quot;-Q&quot;&amp;[.W92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93]/0.005*100)&amp;&quot;-Q&quot;&amp;[.W93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94]/0.005*100)&amp;&quot;-Q&quot;&amp;[.W94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95]/0.005*100)&amp;&quot;-Q&quot;&amp;[.W95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96]/0.005*100)&amp;&quot;-Q&quot;&amp;[.W96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97]/0.005*100)&amp;&quot;-Q&quot;&amp;[.W97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98]/0.005*100)&amp;&quot;-Q&quot;&amp;[.W98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99]/0.005*100)&amp;&quot;-Q&quot;&amp;[.W99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00]/0.005*100)&amp;&quot;-Q&quot;&amp;[.W100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01]/0.005*100)&amp;&quot;-Q&quot;&amp;[.W101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02]/0.005*100)&amp;&quot;-Q&quot;&amp;[.W102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03]/0.005*100)&amp;&quot;-Q&quot;&amp;[.W103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04]/0.005*100)&amp;&quot;-Q&quot;&amp;[.W104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05]/0.005*100)&amp;&quot;-Q&quot;&amp;[.W105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06]/0.005*100)&amp;&quot;-Q&quot;&amp;[.W106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07]/0.005*100)&amp;&quot;-Q&quot;&amp;[.W107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08]/0.005*100)&amp;&quot;-Q&quot;&amp;[.W108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09]/0.005*100)&amp;&quot;-Q&quot;&amp;[.W109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10]/0.005*100)&amp;&quot;-Q&quot;&amp;[.W110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11]/0.005*100)&amp;&quot;-Q&quot;&amp;[.W111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12]/0.005*100)&amp;&quot;-Q&quot;&amp;[.W112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13]/0.005*100)&amp;&quot;-Q&quot;&amp;[.W113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14]/0.005*100)&amp;&quot;-Q&quot;&amp;[.W114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15]/0.005*100)&amp;&quot;-Q&quot;&amp;[.W115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16]/0.005*100)&amp;&quot;-Q&quot;&amp;[.W116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17]/0.005*100)&amp;&quot;-Q&quot;&amp;[.W117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18]/0.005*100)&amp;&quot;-Q&quot;&amp;[.W118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19]/0.005*100)&amp;&quot;-Q&quot;&amp;[.W119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20]/0.005*100)&amp;&quot;-Q&quot;&amp;[.W120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R-N&quot;&amp;INT([.V121]/0.005*100)&amp;&quot;-Q&quot;&amp;[.W121]&amp;&quot;&quot;" office:value-type="string" office:string-value="SR-N100-Q40" calcext:value-type="string">
            <text:p>SR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22]/0.005*100)&amp;&quot;-Q&quot;&amp;[.W122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23]/0.005*100)&amp;&quot;-Q&quot;&amp;[.W123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24]/0.005*100)&amp;&quot;-Q&quot;&amp;[.W124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25]/0.005*100)&amp;&quot;-Q&quot;&amp;[.W125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26]/0.005*100)&amp;&quot;-Q&quot;&amp;[.W126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27]/0.005*100)&amp;&quot;-Q&quot;&amp;[.W127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28]/0.005*100)&amp;&quot;-Q&quot;&amp;[.W128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29]/0.005*100)&amp;&quot;-Q&quot;&amp;[.W129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0]/0.005*100)&amp;&quot;-Q&quot;&amp;[.W130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1]/0.005*100)&amp;&quot;-Q&quot;&amp;[.W131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2]/0.005*100)&amp;&quot;-Q&quot;&amp;[.W132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3]/0.005*100)&amp;&quot;-Q&quot;&amp;[.W133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4]/0.005*100)&amp;&quot;-Q&quot;&amp;[.W134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5]/0.005*100)&amp;&quot;-Q&quot;&amp;[.W135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6]/0.005*100)&amp;&quot;-Q&quot;&amp;[.W136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7]/0.005*100)&amp;&quot;-Q&quot;&amp;[.W137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8]/0.005*100)&amp;&quot;-Q&quot;&amp;[.W138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9]/0.005*100)&amp;&quot;-Q&quot;&amp;[.W139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0]/0.005*100)&amp;&quot;-Q&quot;&amp;[.W140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1]/0.005*100)&amp;&quot;-Q&quot;&amp;[.W141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2]/0.005*100)&amp;&quot;-Q&quot;&amp;[.W142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3]/0.005*100)&amp;&quot;-Q&quot;&amp;[.W143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4]/0.005*100)&amp;&quot;-Q&quot;&amp;[.W144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5]/0.005*100)&amp;&quot;-Q&quot;&amp;[.W145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6]/0.005*100)&amp;&quot;-Q&quot;&amp;[.W146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7]/0.005*100)&amp;&quot;-Q&quot;&amp;[.W147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8]/0.005*100)&amp;&quot;-Q&quot;&amp;[.W148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9]/0.005*100)&amp;&quot;-Q&quot;&amp;[.W149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50]/0.005*100)&amp;&quot;-Q&quot;&amp;[.W150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5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51]/0.005*100)&amp;&quot;-Q&quot;&amp;[.W151]&amp;&quot;&quot;" office:value-type="string" office:string-value="SA-N0-Q1" calcext:value-type="string">
            <text:p>SA-N0-Q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5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52]/0.005*100)&amp;&quot;-Q&quot;&amp;[.W152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53]/0.005*100)&amp;&quot;-Q&quot;&amp;[.W153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54]/0.005*100)&amp;&quot;-Q&quot;&amp;[.W154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55]/0.005*100)&amp;&quot;-Q&quot;&amp;[.W155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56]/0.005*100)&amp;&quot;-Q&quot;&amp;[.W156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57]/0.005*100)&amp;&quot;-Q&quot;&amp;[.W157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58]/0.005*100)&amp;&quot;-Q&quot;&amp;[.W158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59]/0.005*100)&amp;&quot;-Q&quot;&amp;[.W159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60]/0.005*100)&amp;&quot;-Q&quot;&amp;[.W160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61]/0.005*100)&amp;&quot;-Q&quot;&amp;[.W161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62]/0.005*100)&amp;&quot;-Q&quot;&amp;[.W162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63]/0.005*100)&amp;&quot;-Q&quot;&amp;[.W163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64]/0.005*100)&amp;&quot;-Q&quot;&amp;[.W164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65]/0.005*100)&amp;&quot;-Q&quot;&amp;[.W165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66]/0.005*100)&amp;&quot;-Q&quot;&amp;[.W166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67]/0.005*100)&amp;&quot;-Q&quot;&amp;[.W167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68]/0.005*100)&amp;&quot;-Q&quot;&amp;[.W168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69]/0.005*100)&amp;&quot;-Q&quot;&amp;[.W169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70]/0.005*100)&amp;&quot;-Q&quot;&amp;[.W170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71]/0.005*100)&amp;&quot;-Q&quot;&amp;[.W171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72]/0.005*100)&amp;&quot;-Q&quot;&amp;[.W172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73]/0.005*100)&amp;&quot;-Q&quot;&amp;[.W173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74]/0.005*100)&amp;&quot;-Q&quot;&amp;[.W174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75]/0.005*100)&amp;&quot;-Q&quot;&amp;[.W175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76]/0.005*100)&amp;&quot;-Q&quot;&amp;[.W176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77]/0.005*100)&amp;&quot;-Q&quot;&amp;[.W177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78]/0.005*100)&amp;&quot;-Q&quot;&amp;[.W178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79]/0.005*100)&amp;&quot;-Q&quot;&amp;[.W179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80]/0.005*100)&amp;&quot;-Q&quot;&amp;[.W180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81]/0.005*100)&amp;&quot;-Q&quot;&amp;[.W181]&amp;&quot;&quot;" office:value-type="string" office:string-value="SA-N100-Q1" calcext:value-type="string">
            <text:p>SA-N100-Q1</text:p>
          </table:table-cell>
          <table:table-cell office:value-type="string" calcext:value-type="string">
            <text:p>soundv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2831853072" calcext:value-type="float">
            <text:p>6.2831853072</text:p>
          </table:table-cell>
          <table:table-cell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82]/0.005*100)&amp;&quot;-Q&quot;&amp;[.W182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8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83]/0.005*100)&amp;&quot;-Q&quot;&amp;[.W183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8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84]/0.005*100)&amp;&quot;-Q&quot;&amp;[.W184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8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85]/0.005*100)&amp;&quot;-Q&quot;&amp;[.W185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8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86]/0.005*100)&amp;&quot;-Q&quot;&amp;[.W186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8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87]/0.005*100)&amp;&quot;-Q&quot;&amp;[.W187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8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88]/0.005*100)&amp;&quot;-Q&quot;&amp;[.W188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8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89]/0.005*100)&amp;&quot;-Q&quot;&amp;[.W189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8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90]/0.005*100)&amp;&quot;-Q&quot;&amp;[.W190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9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91]/0.005*100)&amp;&quot;-Q&quot;&amp;[.W191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9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92]/0.005*100)&amp;&quot;-Q&quot;&amp;[.W192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9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93]/0.005*100)&amp;&quot;-Q&quot;&amp;[.W193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9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94]/0.005*100)&amp;&quot;-Q&quot;&amp;[.W194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9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95]/0.005*100)&amp;&quot;-Q&quot;&amp;[.W195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9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96]/0.005*100)&amp;&quot;-Q&quot;&amp;[.W196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9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97]/0.005*100)&amp;&quot;-Q&quot;&amp;[.W197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9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98]/0.005*100)&amp;&quot;-Q&quot;&amp;[.W198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9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99]/0.005*100)&amp;&quot;-Q&quot;&amp;[.W199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9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00]/0.005*100)&amp;&quot;-Q&quot;&amp;[.W200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0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01]/0.005*100)&amp;&quot;-Q&quot;&amp;[.W201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0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02]/0.005*100)&amp;&quot;-Q&quot;&amp;[.W202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0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03]/0.005*100)&amp;&quot;-Q&quot;&amp;[.W203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0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04]/0.005*100)&amp;&quot;-Q&quot;&amp;[.W204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0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05]/0.005*100)&amp;&quot;-Q&quot;&amp;[.W205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0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06]/0.005*100)&amp;&quot;-Q&quot;&amp;[.W206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0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07]/0.005*100)&amp;&quot;-Q&quot;&amp;[.W207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0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08]/0.005*100)&amp;&quot;-Q&quot;&amp;[.W208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0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09]/0.005*100)&amp;&quot;-Q&quot;&amp;[.W209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0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10]/0.005*100)&amp;&quot;-Q&quot;&amp;[.W210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1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11]/0.005*100)&amp;&quot;-Q&quot;&amp;[.W211]&amp;&quot;&quot;" office:value-type="string" office:string-value="SA-N100-Q20" calcext:value-type="string">
            <text:p>SA-N100-Q2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1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12]/0.005*100)&amp;&quot;-Q&quot;&amp;[.W212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1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13]/0.005*100)&amp;&quot;-Q&quot;&amp;[.W213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1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14]/0.005*100)&amp;&quot;-Q&quot;&amp;[.W214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1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15]/0.005*100)&amp;&quot;-Q&quot;&amp;[.W215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1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16]/0.005*100)&amp;&quot;-Q&quot;&amp;[.W216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1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17]/0.005*100)&amp;&quot;-Q&quot;&amp;[.W217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1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18]/0.005*100)&amp;&quot;-Q&quot;&amp;[.W218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1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19]/0.005*100)&amp;&quot;-Q&quot;&amp;[.W219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1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20]/0.005*100)&amp;&quot;-Q&quot;&amp;[.W220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2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21]/0.005*100)&amp;&quot;-Q&quot;&amp;[.W221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2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22]/0.005*100)&amp;&quot;-Q&quot;&amp;[.W222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2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23]/0.005*100)&amp;&quot;-Q&quot;&amp;[.W223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2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24]/0.005*100)&amp;&quot;-Q&quot;&amp;[.W224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2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25]/0.005*100)&amp;&quot;-Q&quot;&amp;[.W225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2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26]/0.005*100)&amp;&quot;-Q&quot;&amp;[.W226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2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27]/0.005*100)&amp;&quot;-Q&quot;&amp;[.W227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2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28]/0.005*100)&amp;&quot;-Q&quot;&amp;[.W228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2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29]/0.005*100)&amp;&quot;-Q&quot;&amp;[.W229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2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30]/0.005*100)&amp;&quot;-Q&quot;&amp;[.W230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3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31]/0.005*100)&amp;&quot;-Q&quot;&amp;[.W231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3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32]/0.005*100)&amp;&quot;-Q&quot;&amp;[.W232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3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33]/0.005*100)&amp;&quot;-Q&quot;&amp;[.W233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3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34]/0.005*100)&amp;&quot;-Q&quot;&amp;[.W234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3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35]/0.005*100)&amp;&quot;-Q&quot;&amp;[.W235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3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36]/0.005*100)&amp;&quot;-Q&quot;&amp;[.W236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3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37]/0.005*100)&amp;&quot;-Q&quot;&amp;[.W237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3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38]/0.005*100)&amp;&quot;-Q&quot;&amp;[.W238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3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39]/0.005*100)&amp;&quot;-Q&quot;&amp;[.W239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3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40]/0.005*100)&amp;&quot;-Q&quot;&amp;[.W240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4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41]/0.005*100)&amp;&quot;-Q&quot;&amp;[.W241]&amp;&quot;&quot;" office:value-type="string" office:string-value="SA-N100-Q40" calcext:value-type="string">
            <text:p>SA-N100-Q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4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</table:table>
      <table:table table:name="SA_noiseles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number-columns-repeated="3" table:default-cell-style-name="Default"/>
        <table:table-column table:style-name="co21" table:default-cell-style-name="Default"/>
        <table:table-column table:style-name="co9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m_model</text:p>
          </table:table-cell>
          <table:table-cell office:value-type="string" calcext:value-type="string">
            <text:p>cap_com</text:p>
          </table:table-cell>
          <table:table-cell office:value-type="string" calcext:value-type="string">
            <text:p>nei_sensing</text:p>
          </table:table-cell>
          <table:table-cell office:value-type="string" calcext:value-type="string">
            <text:p>lit_sensing</text:p>
          </table:table-cell>
          <table:table-cell office:value-type="string" calcext:value-type="string">
            <text:p>FoV</text:p>
          </table:table-cell>
          <table:table-cell office:value-type="string" calcext:value-type="string">
            <text:p>rVel</text:p>
          </table:table-cell>
          <table:table-cell office:value-type="string" calcext:value-type="string">
            <text:p>turn_prob</text:p>
          </table:table-cell>
          <table:table-cell office:value-type="string" calcext:value-type="string">
            <text:p>turn_prob_max</text:p>
          </table:table-cell>
          <table:table-cell office:value-type="string" calcext:value-type="string">
            <text:p>turn_prob_min</text:p>
          </table:table-cell>
          <table:table-cell office:value-type="string" calcext:value-type="string">
            <text:p>abandon_prob</text:p>
          </table:table-cell>
          <table:table-cell office:value-type="string" calcext:value-type="string">
            <text:p>picking_lit_du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umin</text:p>
          </table:table-cell>
          <table:table-cell office:value-type="string" calcext:value-type="string">
            <text:p>umax</text:p>
          </table:table-cell>
          <table:table-cell office:value-type="string" calcext:value-type="string">
            <text:p>n_stddev</text:p>
          </table:table-cell>
          <table:table-cell office:value-type="string" calcext:value-type="string">
            <text:p>n_mean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noise_mean</text:p>
          </table:table-cell>
          <table:table-cell office:value-type="string" calcext:value-type="string">
            <text:p>noise_std</text:p>
          </table:table-cell>
          <table:table-cell office:value-type="string" calcext:value-type="string">
            <text:p>queue_size</text:p>
          </table:table-cell>
          <table:table-cell office:value-type="string" calcext:value-type="string">
            <text:p>att_threshold</text:p>
          </table:table-cell>
          <table:table-cell office:value-type="string" calcext:value-type="string">
            <text:p>correction_mtd</text:p>
          </table:table-cell>
          <table:table-cell office:value-type="string" calcext:value-type="string">
            <text:p>escape_dist</text:p>
          </table:table-cell>
          <table:table-cell office:value-type="string" calcext:value-type="string">
            <text:p>call_scale_mult</text:p>
          </table:table-cell>
          <table:table-cell office:value-type="string" calcext:value-type="string">
            <text:p>call_scale_div</text:p>
          </table:table-cell>
          <table:table-cell office:value-type="string" calcext:value-type="string">
            <text:p>lit_threshold</text:p>
          </table:table-cell>
          <table:table-cell office:value-type="string" calcext:value-type="string">
            <text:p>repel_scale_mult</text:p>
          </table:table-cell>
          <table:table-cell office:value-type="string" calcext:value-type="string">
            <text:p>repel_scale_div</text:p>
          </table:table-cell>
          <table:table-cell office:value-type="string" calcext:value-type="string">
            <text:p>log_rate</text:p>
          </table:table-cell>
          <table:table-cell office:value-type="string" calcext:value-type="string">
            <text:p>max_step_size</text:p>
          </table:table-cell>
          <table:table-cell office:value-type="string" calcext:value-type="string">
            <text:p>exp_du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]/0.005*100)&amp;&quot;-M&quot;&amp;[.AA2]&amp;&quot;-D&quot;&amp;[.AB2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2]+[.S2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3]/0.005*100)&amp;&quot;-M&quot;&amp;[.AA3]&amp;&quot;-D&quot;&amp;[.AB3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3]+[.S3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4]/0.005*100)&amp;&quot;-M&quot;&amp;[.AA4]&amp;&quot;-D&quot;&amp;[.AB4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4]+[.S4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5]/0.005*100)&amp;&quot;-M&quot;&amp;[.AA5]&amp;&quot;-D&quot;&amp;[.AB5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5]+[.S5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6]/0.005*100)&amp;&quot;-M&quot;&amp;[.AA6]&amp;&quot;-D&quot;&amp;[.AB6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6]+[.S6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7]/0.005*100)&amp;&quot;-M&quot;&amp;[.AA7]&amp;&quot;-D&quot;&amp;[.AB7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7]+[.S7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8]/0.005*100)&amp;&quot;-M&quot;&amp;[.AA8]&amp;&quot;-D&quot;&amp;[.AB8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8]+[.S8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9]/0.005*100)&amp;&quot;-M&quot;&amp;[.AA9]&amp;&quot;-D&quot;&amp;[.AB9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9]+[.S9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0]/0.005*100)&amp;&quot;-M&quot;&amp;[.AA10]&amp;&quot;-D&quot;&amp;[.AB10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0]+[.S10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1]/0.005*100)&amp;&quot;-M&quot;&amp;[.AA11]&amp;&quot;-D&quot;&amp;[.AB11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1]+[.S11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2]/0.005*100)&amp;&quot;-M&quot;&amp;[.AA12]&amp;&quot;-D&quot;&amp;[.AB12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2]+[.S12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]/0.005*100)&amp;&quot;-M&quot;&amp;[.AA13]&amp;&quot;-D&quot;&amp;[.AB13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3]+[.S13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]/0.005*100)&amp;&quot;-M&quot;&amp;[.AA14]&amp;&quot;-D&quot;&amp;[.AB14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4]+[.S14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5]/0.005*100)&amp;&quot;-M&quot;&amp;[.AA15]&amp;&quot;-D&quot;&amp;[.AB15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5]+[.S15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6]/0.005*100)&amp;&quot;-M&quot;&amp;[.AA16]&amp;&quot;-D&quot;&amp;[.AB16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6]+[.S16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7]/0.005*100)&amp;&quot;-M&quot;&amp;[.AA17]&amp;&quot;-D&quot;&amp;[.AB17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7]+[.S17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8]/0.005*100)&amp;&quot;-M&quot;&amp;[.AA18]&amp;&quot;-D&quot;&amp;[.AB18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8]+[.S18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9]/0.005*100)&amp;&quot;-M&quot;&amp;[.AA19]&amp;&quot;-D&quot;&amp;[.AB19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9]+[.S19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0]/0.005*100)&amp;&quot;-M&quot;&amp;[.AA20]&amp;&quot;-D&quot;&amp;[.AB20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20]+[.S20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1]/0.005*100)&amp;&quot;-M&quot;&amp;[.AA21]&amp;&quot;-D&quot;&amp;[.AB21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21]+[.S21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2]/0.005*100)&amp;&quot;-M&quot;&amp;[.AA22]&amp;&quot;-D&quot;&amp;[.AB22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22]+[.S22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3]/0.005*100)&amp;&quot;-M&quot;&amp;[.AA23]&amp;&quot;-D&quot;&amp;[.AB23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23]+[.S23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4]/0.005*100)&amp;&quot;-M&quot;&amp;[.AA24]&amp;&quot;-D&quot;&amp;[.AB24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24]+[.S24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5]/0.005*100)&amp;&quot;-M&quot;&amp;[.AA25]&amp;&quot;-D&quot;&amp;[.AB25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25]+[.S25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6]/0.005*100)&amp;&quot;-M&quot;&amp;[.AA26]&amp;&quot;-D&quot;&amp;[.AB26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26]+[.S26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7]/0.005*100)&amp;&quot;-M&quot;&amp;[.AA27]&amp;&quot;-D&quot;&amp;[.AB27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27]+[.S27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8]/0.005*100)&amp;&quot;-M&quot;&amp;[.AA28]&amp;&quot;-D&quot;&amp;[.AB28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28]+[.S28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29]/0.005*100)&amp;&quot;-M&quot;&amp;[.AA29]&amp;&quot;-D&quot;&amp;[.AB29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29]+[.S29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30]/0.005*100)&amp;&quot;-M&quot;&amp;[.AA30]&amp;&quot;-D&quot;&amp;[.AB30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30]+[.S30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31]/0.005*100)&amp;&quot;-M&quot;&amp;[.AA31]&amp;&quot;-D&quot;&amp;[.AB31]&amp;&quot;&quot;" office:value-type="string" office:string-value="SA-N0-M1-D1" calcext:value-type="string">
            <text:p>SA-N0-M1-D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31]+[.S31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32]/0.005*100)&amp;&quot;-M&quot;&amp;[.AA32]&amp;&quot;-D&quot;&amp;[.AB32]&amp;&quot;-p&quot;&amp;[.H32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32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32]+[.S32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33]/0.005*100)&amp;&quot;-M&quot;&amp;[.AA33]&amp;&quot;-D&quot;&amp;[.AB33]&amp;&quot;-p&quot;&amp;[.H33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33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33]+[.S33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34]/0.005*100)&amp;&quot;-M&quot;&amp;[.AA34]&amp;&quot;-D&quot;&amp;[.AB34]&amp;&quot;-p&quot;&amp;[.H34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34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34]+[.S34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35]/0.005*100)&amp;&quot;-M&quot;&amp;[.AA35]&amp;&quot;-D&quot;&amp;[.AB35]&amp;&quot;-p&quot;&amp;[.H35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35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35]+[.S35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36]/0.005*100)&amp;&quot;-M&quot;&amp;[.AA36]&amp;&quot;-D&quot;&amp;[.AB36]&amp;&quot;-p&quot;&amp;[.H36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36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36]+[.S36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37]/0.005*100)&amp;&quot;-M&quot;&amp;[.AA37]&amp;&quot;-D&quot;&amp;[.AB37]&amp;&quot;-p&quot;&amp;[.H37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37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37]+[.S37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38]/0.005*100)&amp;&quot;-M&quot;&amp;[.AA38]&amp;&quot;-D&quot;&amp;[.AB38]&amp;&quot;-p&quot;&amp;[.H38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38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38]+[.S38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39]/0.005*100)&amp;&quot;-M&quot;&amp;[.AA39]&amp;&quot;-D&quot;&amp;[.AB39]&amp;&quot;-p&quot;&amp;[.H39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39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39]+[.S39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40]/0.005*100)&amp;&quot;-M&quot;&amp;[.AA40]&amp;&quot;-D&quot;&amp;[.AB40]&amp;&quot;-p&quot;&amp;[.H40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40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40]+[.S40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41]/0.005*100)&amp;&quot;-M&quot;&amp;[.AA41]&amp;&quot;-D&quot;&amp;[.AB41]&amp;&quot;-p&quot;&amp;[.H41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41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41]+[.S41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42]/0.005*100)&amp;&quot;-M&quot;&amp;[.AA42]&amp;&quot;-D&quot;&amp;[.AB42]&amp;&quot;-p&quot;&amp;[.H42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42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42]+[.S42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43]/0.005*100)&amp;&quot;-M&quot;&amp;[.AA43]&amp;&quot;-D&quot;&amp;[.AB43]&amp;&quot;-p&quot;&amp;[.H43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43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43]+[.S43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44]/0.005*100)&amp;&quot;-M&quot;&amp;[.AA44]&amp;&quot;-D&quot;&amp;[.AB44]&amp;&quot;-p&quot;&amp;[.H44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44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44]+[.S44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45]/0.005*100)&amp;&quot;-M&quot;&amp;[.AA45]&amp;&quot;-D&quot;&amp;[.AB45]&amp;&quot;-p&quot;&amp;[.H45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45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45]+[.S45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46]/0.005*100)&amp;&quot;-M&quot;&amp;[.AA46]&amp;&quot;-D&quot;&amp;[.AB46]&amp;&quot;-p&quot;&amp;[.H46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46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46]+[.S46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47]/0.005*100)&amp;&quot;-M&quot;&amp;[.AA47]&amp;&quot;-D&quot;&amp;[.AB47]&amp;&quot;-p&quot;&amp;[.H47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47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47]+[.S47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48]/0.005*100)&amp;&quot;-M&quot;&amp;[.AA48]&amp;&quot;-D&quot;&amp;[.AB48]&amp;&quot;-p&quot;&amp;[.H48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48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48]+[.S48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49]/0.005*100)&amp;&quot;-M&quot;&amp;[.AA49]&amp;&quot;-D&quot;&amp;[.AB49]&amp;&quot;-p&quot;&amp;[.H49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49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49]+[.S49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50]/0.005*100)&amp;&quot;-M&quot;&amp;[.AA50]&amp;&quot;-D&quot;&amp;[.AB50]&amp;&quot;-p&quot;&amp;[.H50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50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50]+[.S50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51]/0.005*100)&amp;&quot;-M&quot;&amp;[.AA51]&amp;&quot;-D&quot;&amp;[.AB51]&amp;&quot;-p&quot;&amp;[.H51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51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51]+[.S51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52]/0.005*100)&amp;&quot;-M&quot;&amp;[.AA52]&amp;&quot;-D&quot;&amp;[.AB52]&amp;&quot;-p&quot;&amp;[.H52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52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52]+[.S52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53]/0.005*100)&amp;&quot;-M&quot;&amp;[.AA53]&amp;&quot;-D&quot;&amp;[.AB53]&amp;&quot;-p&quot;&amp;[.H53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53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53]+[.S53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54]/0.005*100)&amp;&quot;-M&quot;&amp;[.AA54]&amp;&quot;-D&quot;&amp;[.AB54]&amp;&quot;-p&quot;&amp;[.H54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54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54]+[.S54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55]/0.005*100)&amp;&quot;-M&quot;&amp;[.AA55]&amp;&quot;-D&quot;&amp;[.AB55]&amp;&quot;-p&quot;&amp;[.H55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55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55]+[.S55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56]/0.005*100)&amp;&quot;-M&quot;&amp;[.AA56]&amp;&quot;-D&quot;&amp;[.AB56]&amp;&quot;-p&quot;&amp;[.H56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56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56]+[.S56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57]/0.005*100)&amp;&quot;-M&quot;&amp;[.AA57]&amp;&quot;-D&quot;&amp;[.AB57]&amp;&quot;-p&quot;&amp;[.H57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57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57]+[.S57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58]/0.005*100)&amp;&quot;-M&quot;&amp;[.AA58]&amp;&quot;-D&quot;&amp;[.AB58]&amp;&quot;-p&quot;&amp;[.H58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58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58]+[.S58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59]/0.005*100)&amp;&quot;-M&quot;&amp;[.AA59]&amp;&quot;-D&quot;&amp;[.AB59]&amp;&quot;-p&quot;&amp;[.H59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59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59]+[.S59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60]/0.005*100)&amp;&quot;-M&quot;&amp;[.AA60]&amp;&quot;-D&quot;&amp;[.AB60]&amp;&quot;-p&quot;&amp;[.H60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60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60]+[.S60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61]/0.005*100)&amp;&quot;-M&quot;&amp;[.AA61]&amp;&quot;-D&quot;&amp;[.AB61]&amp;&quot;-p&quot;&amp;[.H61]&amp;&quot;&quot;" office:value-type="string" office:string-value="SA-N0-M1-D1-p0" calcext:value-type="string">
            <text:p>SA-N0-M1-D1-p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61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61]+[.S61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62]/0.005*100)&amp;&quot;-M&quot;&amp;[.AA62]&amp;&quot;-D&quot;&amp;[.AB62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62]+[.S62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63]/0.005*100)&amp;&quot;-M&quot;&amp;[.AA63]&amp;&quot;-D&quot;&amp;[.AB63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63]+[.S63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64]/0.005*100)&amp;&quot;-M&quot;&amp;[.AA64]&amp;&quot;-D&quot;&amp;[.AB64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64]+[.S64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65]/0.005*100)&amp;&quot;-M&quot;&amp;[.AA65]&amp;&quot;-D&quot;&amp;[.AB65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65]+[.S65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66]/0.005*100)&amp;&quot;-M&quot;&amp;[.AA66]&amp;&quot;-D&quot;&amp;[.AB66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66]+[.S66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67]/0.005*100)&amp;&quot;-M&quot;&amp;[.AA67]&amp;&quot;-D&quot;&amp;[.AB67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67]+[.S67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68]/0.005*100)&amp;&quot;-M&quot;&amp;[.AA68]&amp;&quot;-D&quot;&amp;[.AB68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68]+[.S68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69]/0.005*100)&amp;&quot;-M&quot;&amp;[.AA69]&amp;&quot;-D&quot;&amp;[.AB69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69]+[.S69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70]/0.005*100)&amp;&quot;-M&quot;&amp;[.AA70]&amp;&quot;-D&quot;&amp;[.AB70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70]+[.S70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71]/0.005*100)&amp;&quot;-M&quot;&amp;[.AA71]&amp;&quot;-D&quot;&amp;[.AB71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71]+[.S71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72]/0.005*100)&amp;&quot;-M&quot;&amp;[.AA72]&amp;&quot;-D&quot;&amp;[.AB72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72]+[.S72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73]/0.005*100)&amp;&quot;-M&quot;&amp;[.AA73]&amp;&quot;-D&quot;&amp;[.AB73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73]+[.S73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74]/0.005*100)&amp;&quot;-M&quot;&amp;[.AA74]&amp;&quot;-D&quot;&amp;[.AB74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74]+[.S74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75]/0.005*100)&amp;&quot;-M&quot;&amp;[.AA75]&amp;&quot;-D&quot;&amp;[.AB75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75]+[.S75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76]/0.005*100)&amp;&quot;-M&quot;&amp;[.AA76]&amp;&quot;-D&quot;&amp;[.AB76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76]+[.S76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77]/0.005*100)&amp;&quot;-M&quot;&amp;[.AA77]&amp;&quot;-D&quot;&amp;[.AB77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77]+[.S77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78]/0.005*100)&amp;&quot;-M&quot;&amp;[.AA78]&amp;&quot;-D&quot;&amp;[.AB78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78]+[.S78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79]/0.005*100)&amp;&quot;-M&quot;&amp;[.AA79]&amp;&quot;-D&quot;&amp;[.AB79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79]+[.S79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80]/0.005*100)&amp;&quot;-M&quot;&amp;[.AA80]&amp;&quot;-D&quot;&amp;[.AB80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80]+[.S80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81]/0.005*100)&amp;&quot;-M&quot;&amp;[.AA81]&amp;&quot;-D&quot;&amp;[.AB81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81]+[.S81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82]/0.005*100)&amp;&quot;-M&quot;&amp;[.AA82]&amp;&quot;-D&quot;&amp;[.AB82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82]+[.S82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83]/0.005*100)&amp;&quot;-M&quot;&amp;[.AA83]&amp;&quot;-D&quot;&amp;[.AB83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83]+[.S83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84]/0.005*100)&amp;&quot;-M&quot;&amp;[.AA84]&amp;&quot;-D&quot;&amp;[.AB84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84]+[.S84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85]/0.005*100)&amp;&quot;-M&quot;&amp;[.AA85]&amp;&quot;-D&quot;&amp;[.AB85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85]+[.S85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86]/0.005*100)&amp;&quot;-M&quot;&amp;[.AA86]&amp;&quot;-D&quot;&amp;[.AB86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86]+[.S86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87]/0.005*100)&amp;&quot;-M&quot;&amp;[.AA87]&amp;&quot;-D&quot;&amp;[.AB87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87]+[.S87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88]/0.005*100)&amp;&quot;-M&quot;&amp;[.AA88]&amp;&quot;-D&quot;&amp;[.AB88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88]+[.S88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89]/0.005*100)&amp;&quot;-M&quot;&amp;[.AA89]&amp;&quot;-D&quot;&amp;[.AB89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89]+[.S89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90]/0.005*100)&amp;&quot;-M&quot;&amp;[.AA90]&amp;&quot;-D&quot;&amp;[.AB90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90]+[.S90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91]/0.005*100)&amp;&quot;-M&quot;&amp;[.AA91]&amp;&quot;-D&quot;&amp;[.AB91]&amp;&quot;&quot;" office:value-type="string" office:string-value="SA-N0-M10-D10" calcext:value-type="string">
            <text:p>SA-N0-M10-D1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91]+[.S91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92]/0.005*100)&amp;&quot;-M&quot;&amp;[.AA92]&amp;&quot;-D&quot;&amp;[.AB92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92]+[.S92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93]/0.005*100)&amp;&quot;-M&quot;&amp;[.AA93]&amp;&quot;-D&quot;&amp;[.AB93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93]+[.S93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94]/0.005*100)&amp;&quot;-M&quot;&amp;[.AA94]&amp;&quot;-D&quot;&amp;[.AB94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94]+[.S94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95]/0.005*100)&amp;&quot;-M&quot;&amp;[.AA95]&amp;&quot;-D&quot;&amp;[.AB95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95]+[.S95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96]/0.005*100)&amp;&quot;-M&quot;&amp;[.AA96]&amp;&quot;-D&quot;&amp;[.AB96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96]+[.S96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97]/0.005*100)&amp;&quot;-M&quot;&amp;[.AA97]&amp;&quot;-D&quot;&amp;[.AB97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97]+[.S97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98]/0.005*100)&amp;&quot;-M&quot;&amp;[.AA98]&amp;&quot;-D&quot;&amp;[.AB98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98]+[.S98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99]/0.005*100)&amp;&quot;-M&quot;&amp;[.AA99]&amp;&quot;-D&quot;&amp;[.AB99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99]+[.S99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00]/0.005*100)&amp;&quot;-M&quot;&amp;[.AA100]&amp;&quot;-D&quot;&amp;[.AB100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00]+[.S100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01]/0.005*100)&amp;&quot;-M&quot;&amp;[.AA101]&amp;&quot;-D&quot;&amp;[.AB101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01]+[.S101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02]/0.005*100)&amp;&quot;-M&quot;&amp;[.AA102]&amp;&quot;-D&quot;&amp;[.AB102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02]+[.S102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03]/0.005*100)&amp;&quot;-M&quot;&amp;[.AA103]&amp;&quot;-D&quot;&amp;[.AB103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03]+[.S103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04]/0.005*100)&amp;&quot;-M&quot;&amp;[.AA104]&amp;&quot;-D&quot;&amp;[.AB104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04]+[.S104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05]/0.005*100)&amp;&quot;-M&quot;&amp;[.AA105]&amp;&quot;-D&quot;&amp;[.AB105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05]+[.S105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06]/0.005*100)&amp;&quot;-M&quot;&amp;[.AA106]&amp;&quot;-D&quot;&amp;[.AB106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06]+[.S106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07]/0.005*100)&amp;&quot;-M&quot;&amp;[.AA107]&amp;&quot;-D&quot;&amp;[.AB107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07]+[.S107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08]/0.005*100)&amp;&quot;-M&quot;&amp;[.AA108]&amp;&quot;-D&quot;&amp;[.AB108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08]+[.S108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09]/0.005*100)&amp;&quot;-M&quot;&amp;[.AA109]&amp;&quot;-D&quot;&amp;[.AB109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09]+[.S109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10]/0.005*100)&amp;&quot;-M&quot;&amp;[.AA110]&amp;&quot;-D&quot;&amp;[.AB110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10]+[.S110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11]/0.005*100)&amp;&quot;-M&quot;&amp;[.AA111]&amp;&quot;-D&quot;&amp;[.AB111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11]+[.S111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12]/0.005*100)&amp;&quot;-M&quot;&amp;[.AA112]&amp;&quot;-D&quot;&amp;[.AB112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12]+[.S112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13]/0.005*100)&amp;&quot;-M&quot;&amp;[.AA113]&amp;&quot;-D&quot;&amp;[.AB113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13]+[.S113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14]/0.005*100)&amp;&quot;-M&quot;&amp;[.AA114]&amp;&quot;-D&quot;&amp;[.AB114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14]+[.S114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15]/0.005*100)&amp;&quot;-M&quot;&amp;[.AA115]&amp;&quot;-D&quot;&amp;[.AB115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15]+[.S115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16]/0.005*100)&amp;&quot;-M&quot;&amp;[.AA116]&amp;&quot;-D&quot;&amp;[.AB116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16]+[.S116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17]/0.005*100)&amp;&quot;-M&quot;&amp;[.AA117]&amp;&quot;-D&quot;&amp;[.AB117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17]+[.S117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18]/0.005*100)&amp;&quot;-M&quot;&amp;[.AA118]&amp;&quot;-D&quot;&amp;[.AB118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18]+[.S118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19]/0.005*100)&amp;&quot;-M&quot;&amp;[.AA119]&amp;&quot;-D&quot;&amp;[.AB119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19]+[.S119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20]/0.005*100)&amp;&quot;-M&quot;&amp;[.AA120]&amp;&quot;-D&quot;&amp;[.AB120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20]+[.S120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21]/0.005*100)&amp;&quot;-M&quot;&amp;[.AA121]&amp;&quot;-D&quot;&amp;[.AB121]&amp;&quot;&quot;" office:value-type="string" office:string-value="SA-N0-M100-D100" calcext:value-type="string">
            <text:p>SA-N0-M100-D1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21]+[.S121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" office:value-type="float" office:value="100" calcext:value-type="float">
            <text:p>100</text:p>
          </table:table-cell>
          <table:table-cell table:formula="of:=100" office:value-type="float" office:value="100" calcext:value-type="float">
            <text:p>1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22]/0.005*100)&amp;&quot;-M&quot;&amp;[.AA122]&amp;&quot;-D&quot;&amp;[.AB122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22]+[.S122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23]/0.005*100)&amp;&quot;-M&quot;&amp;[.AA123]&amp;&quot;-D&quot;&amp;[.AB123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23]+[.S123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24]/0.005*100)&amp;&quot;-M&quot;&amp;[.AA124]&amp;&quot;-D&quot;&amp;[.AB124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24]+[.S124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25]/0.005*100)&amp;&quot;-M&quot;&amp;[.AA125]&amp;&quot;-D&quot;&amp;[.AB125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25]+[.S125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26]/0.005*100)&amp;&quot;-M&quot;&amp;[.AA126]&amp;&quot;-D&quot;&amp;[.AB126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26]+[.S126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27]/0.005*100)&amp;&quot;-M&quot;&amp;[.AA127]&amp;&quot;-D&quot;&amp;[.AB127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27]+[.S127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28]/0.005*100)&amp;&quot;-M&quot;&amp;[.AA128]&amp;&quot;-D&quot;&amp;[.AB128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28]+[.S128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29]/0.005*100)&amp;&quot;-M&quot;&amp;[.AA129]&amp;&quot;-D&quot;&amp;[.AB129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29]+[.S129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0]/0.005*100)&amp;&quot;-M&quot;&amp;[.AA130]&amp;&quot;-D&quot;&amp;[.AB130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30]+[.S130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1]/0.005*100)&amp;&quot;-M&quot;&amp;[.AA131]&amp;&quot;-D&quot;&amp;[.AB131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31]+[.S131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2]/0.005*100)&amp;&quot;-M&quot;&amp;[.AA132]&amp;&quot;-D&quot;&amp;[.AB132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32]+[.S132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3]/0.005*100)&amp;&quot;-M&quot;&amp;[.AA133]&amp;&quot;-D&quot;&amp;[.AB133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33]+[.S133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4]/0.005*100)&amp;&quot;-M&quot;&amp;[.AA134]&amp;&quot;-D&quot;&amp;[.AB134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34]+[.S134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5]/0.005*100)&amp;&quot;-M&quot;&amp;[.AA135]&amp;&quot;-D&quot;&amp;[.AB135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35]+[.S135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6]/0.005*100)&amp;&quot;-M&quot;&amp;[.AA136]&amp;&quot;-D&quot;&amp;[.AB136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36]+[.S136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7]/0.005*100)&amp;&quot;-M&quot;&amp;[.AA137]&amp;&quot;-D&quot;&amp;[.AB137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37]+[.S137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8]/0.005*100)&amp;&quot;-M&quot;&amp;[.AA138]&amp;&quot;-D&quot;&amp;[.AB138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38]+[.S138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39]/0.005*100)&amp;&quot;-M&quot;&amp;[.AA139]&amp;&quot;-D&quot;&amp;[.AB139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39]+[.S139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0]/0.005*100)&amp;&quot;-M&quot;&amp;[.AA140]&amp;&quot;-D&quot;&amp;[.AB140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40]+[.S140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1]/0.005*100)&amp;&quot;-M&quot;&amp;[.AA141]&amp;&quot;-D&quot;&amp;[.AB141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41]+[.S141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2]/0.005*100)&amp;&quot;-M&quot;&amp;[.AA142]&amp;&quot;-D&quot;&amp;[.AB142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42]+[.S142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3]/0.005*100)&amp;&quot;-M&quot;&amp;[.AA143]&amp;&quot;-D&quot;&amp;[.AB143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43]+[.S143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4]/0.005*100)&amp;&quot;-M&quot;&amp;[.AA144]&amp;&quot;-D&quot;&amp;[.AB144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44]+[.S144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5]/0.005*100)&amp;&quot;-M&quot;&amp;[.AA145]&amp;&quot;-D&quot;&amp;[.AB145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45]+[.S145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6]/0.005*100)&amp;&quot;-M&quot;&amp;[.AA146]&amp;&quot;-D&quot;&amp;[.AB146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46]+[.S146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7]/0.005*100)&amp;&quot;-M&quot;&amp;[.AA147]&amp;&quot;-D&quot;&amp;[.AB147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47]+[.S147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8]/0.005*100)&amp;&quot;-M&quot;&amp;[.AA148]&amp;&quot;-D&quot;&amp;[.AB148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48]+[.S148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49]/0.005*100)&amp;&quot;-M&quot;&amp;[.AA149]&amp;&quot;-D&quot;&amp;[.AB149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49]+[.S149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50]/0.005*100)&amp;&quot;-M&quot;&amp;[.AA150]&amp;&quot;-D&quot;&amp;[.AB150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5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50]+[.S150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SA-N&quot;&amp;INT([.V151]/0.005*100)&amp;&quot;-M&quot;&amp;[.AA151]&amp;&quot;-D&quot;&amp;[.AB151]&amp;&quot;&quot;" office:value-type="string" office:string-value="SA-N0-M1000-D1000" calcext:value-type="string">
            <text:p>SA-N0-M1000-D100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5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.16*([.R151]+[.S151])" office:value-type="float" office:value="55.577904" calcext:value-type="float">
            <text:p>55.577904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00" office:value-type="float" office:value="1000" calcext:value-type="float">
            <text:p>1000</text:p>
          </table:table-cell>
          <table:table-cell table:formula="of:=1000" office:value-type="float" office:value="1000" calcext:value-type="float">
            <text:p>1000</text:p>
          </table:table-cell>
          <table:table-cell table:formula="of:=5"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table:formula="of:=10000" office:value-type="float" office:value="10000" calcext:value-type="float">
            <text:p>10000</text:p>
          </table:table-cell>
          <table:table-cell office:value-type="string" calcext:value-type="string">
            <text:p>x</text:p>
          </table:table-cell>
        </table:table-row>
      </table:table>
      <table:table table:name="params-noisy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number-columns-repeated="2" table:default-cell-style-name="Default"/>
        <table:table-column table:style-name="co21" table:default-cell-style-name="Default"/>
        <table:table-column table:style-name="co9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m_model</text:p>
          </table:table-cell>
          <table:table-cell office:value-type="string" calcext:value-type="string">
            <text:p>cap_com</text:p>
          </table:table-cell>
          <table:table-cell office:value-type="string" calcext:value-type="string">
            <text:p>nei_sensing</text:p>
          </table:table-cell>
          <table:table-cell office:value-type="string" calcext:value-type="string">
            <text:p>lit_sensing</text:p>
          </table:table-cell>
          <table:table-cell office:value-type="string" calcext:value-type="string">
            <text:p>FoV</text:p>
          </table:table-cell>
          <table:table-cell office:value-type="string" calcext:value-type="string">
            <text:p>rVel</text:p>
          </table:table-cell>
          <table:table-cell office:value-type="string" calcext:value-type="string">
            <text:p>turn_prob</text:p>
          </table:table-cell>
          <table:table-cell office:value-type="string" calcext:value-type="string">
            <text:p>turn_prob_max</text:p>
          </table:table-cell>
          <table:table-cell office:value-type="string" calcext:value-type="string">
            <text:p>turn_prob_min</text:p>
          </table:table-cell>
          <table:table-cell office:value-type="string" calcext:value-type="string">
            <text:p>abandon_prob</text:p>
          </table:table-cell>
          <table:table-cell office:value-type="string" calcext:value-type="string">
            <text:p>picking_lit_du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umin</text:p>
          </table:table-cell>
          <table:table-cell office:value-type="string" calcext:value-type="string">
            <text:p>umax</text:p>
          </table:table-cell>
          <table:table-cell office:value-type="string" calcext:value-type="string">
            <text:p>n_stddev</text:p>
          </table:table-cell>
          <table:table-cell office:value-type="string" calcext:value-type="string">
            <text:p>n_mean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noise_mean</text:p>
          </table:table-cell>
          <table:table-cell office:value-type="string" calcext:value-type="string">
            <text:p>noise_std</text:p>
          </table:table-cell>
          <table:table-cell office:value-type="string" calcext:value-type="string">
            <text:p>queue_size</text:p>
          </table:table-cell>
          <table:table-cell office:value-type="string" calcext:value-type="string">
            <text:p>correction_mtd</text:p>
          </table:table-cell>
          <table:table-cell office:value-type="string" calcext:value-type="string">
            <text:p>escape_dist</text:p>
          </table:table-cell>
          <table:table-cell office:value-type="string" calcext:value-type="string">
            <text:p>call_scale_mult</text:p>
          </table:table-cell>
          <table:table-cell office:value-type="string" calcext:value-type="string">
            <text:p>call_scale_div</text:p>
          </table:table-cell>
          <table:table-cell office:value-type="string" calcext:value-type="string">
            <text:p>lit_threshold</text:p>
          </table:table-cell>
          <table:table-cell office:value-type="string" calcext:value-type="string">
            <text:p>repel_scale_mult</text:p>
          </table:table-cell>
          <table:table-cell office:value-type="string" calcext:value-type="string">
            <text:p>repel_scale_div</text:p>
          </table:table-cell>
          <table:table-cell office:value-type="string" calcext:value-type="string">
            <text:p>log_rate</text:p>
          </table:table-cell>
          <table:table-cell office:value-type="string" calcext:value-type="string">
            <text:p>max_step_siz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2]/0.005*100)&amp;&quot;pct-qsize&quot;&amp;[.W2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3]/0.005*100)&amp;&quot;pct-qsize&quot;&amp;[.W3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4]/0.005*100)&amp;&quot;pct-qsize&quot;&amp;[.W4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5]/0.005*100)&amp;&quot;pct-qsize&quot;&amp;[.W5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6]/0.005*100)&amp;&quot;pct-qsize&quot;&amp;[.W6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7]/0.005*100)&amp;&quot;pct-qsize&quot;&amp;[.W7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8]/0.005*100)&amp;&quot;pct-qsize&quot;&amp;[.W8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9]/0.005*100)&amp;&quot;pct-qsize&quot;&amp;[.W9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10]/0.005*100)&amp;&quot;pct-qsize&quot;&amp;[.W10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11]/0.005*100)&amp;&quot;pct-qsize&quot;&amp;[.W11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12]/0.005*100)&amp;&quot;pct-qsize&quot;&amp;[.W12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13]/0.005*100)&amp;&quot;pct-qsize&quot;&amp;[.W13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14]/0.005*100)&amp;&quot;pct-qsize&quot;&amp;[.W14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15]/0.005*100)&amp;&quot;pct-qsize&quot;&amp;[.W15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16]/0.005*100)&amp;&quot;pct-qsize&quot;&amp;[.W16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17]/0.005*100)&amp;&quot;pct-qsize&quot;&amp;[.W17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18]/0.005*100)&amp;&quot;pct-qsize&quot;&amp;[.W18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19]/0.005*100)&amp;&quot;pct-qsize&quot;&amp;[.W19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1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20]/0.005*100)&amp;&quot;pct-qsize&quot;&amp;[.W20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21]/0.005*100)&amp;&quot;pct-qsize&quot;&amp;[.W21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22]/0.005*100)&amp;&quot;pct-qsize&quot;&amp;[.W22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23]/0.005*100)&amp;&quot;pct-qsize&quot;&amp;[.W23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24]/0.005*100)&amp;&quot;pct-qsize&quot;&amp;[.W24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25]/0.005*100)&amp;&quot;pct-qsize&quot;&amp;[.W25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26]/0.005*100)&amp;&quot;pct-qsize&quot;&amp;[.W26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27]/0.005*100)&amp;&quot;pct-qsize&quot;&amp;[.W27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28]/0.005*100)&amp;&quot;pct-qsize&quot;&amp;[.W28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29]/0.005*100)&amp;&quot;pct-qsize&quot;&amp;[.W29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2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30]/0.005*100)&amp;&quot;pct-qsize&quot;&amp;[.W30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31]/0.005*100)&amp;&quot;pct-qsize&quot;&amp;[.W31]&amp;&quot;&quot;" office:value-type="string" office:string-value="RepAtt-Noise0pct-qsize1" calcext:value-type="string">
            <text:p>RepAtt-Noise0pct-qsize1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*0" office:value-type="float" office:value="0" calcext:value-type="float">
            <text:p>0</text:p>
          </table:table-cell>
          <table:table-cell table:formula="of:=0.005*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32]/0.005*100)&amp;&quot;pct-qsize&quot;&amp;[.W32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33]/0.005*100)&amp;&quot;pct-qsize&quot;&amp;[.W33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34]/0.005*100)&amp;&quot;pct-qsize&quot;&amp;[.W34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35]/0.005*100)&amp;&quot;pct-qsize&quot;&amp;[.W35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36]/0.005*100)&amp;&quot;pct-qsize&quot;&amp;[.W36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37]/0.005*100)&amp;&quot;pct-qsize&quot;&amp;[.W37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38]/0.005*100)&amp;&quot;pct-qsize&quot;&amp;[.W38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39]/0.005*100)&amp;&quot;pct-qsize&quot;&amp;[.W39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3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40]/0.005*100)&amp;&quot;pct-qsize&quot;&amp;[.W40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41]/0.005*100)&amp;&quot;pct-qsize&quot;&amp;[.W41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42]/0.005*100)&amp;&quot;pct-qsize&quot;&amp;[.W42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43]/0.005*100)&amp;&quot;pct-qsize&quot;&amp;[.W43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44]/0.005*100)&amp;&quot;pct-qsize&quot;&amp;[.W44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45]/0.005*100)&amp;&quot;pct-qsize&quot;&amp;[.W45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46]/0.005*100)&amp;&quot;pct-qsize&quot;&amp;[.W46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47]/0.005*100)&amp;&quot;pct-qsize&quot;&amp;[.W47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48]/0.005*100)&amp;&quot;pct-qsize&quot;&amp;[.W48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49]/0.005*100)&amp;&quot;pct-qsize&quot;&amp;[.W49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4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50]/0.005*100)&amp;&quot;pct-qsize&quot;&amp;[.W50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51]/0.005*100)&amp;&quot;pct-qsize&quot;&amp;[.W51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52]/0.005*100)&amp;&quot;pct-qsize&quot;&amp;[.W52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2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53]/0.005*100)&amp;&quot;pct-qsize&quot;&amp;[.W53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3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54]/0.005*100)&amp;&quot;pct-qsize&quot;&amp;[.W54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4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55]/0.005*100)&amp;&quot;pct-qsize&quot;&amp;[.W55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5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56]/0.005*100)&amp;&quot;pct-qsize&quot;&amp;[.W56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6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57]/0.005*100)&amp;&quot;pct-qsize&quot;&amp;[.W57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7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58]/0.005*100)&amp;&quot;pct-qsize&quot;&amp;[.W58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8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59]/0.005*100)&amp;&quot;pct-qsize&quot;&amp;[.W59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59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60]/0.005*100)&amp;&quot;pct-qsize&quot;&amp;[.W60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0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V61]/0.005*100)&amp;&quot;pct-qsize&quot;&amp;[.W61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v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table:formula="of:=0.0025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formula="of:=[.H61]"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0.0583" office:value-type="float" office:value="0.0583" calcext:value-type="float">
            <text:p>0.0583</text:p>
          </table:table-cell>
          <table:table-cell table:formula="of:=0.005" office:value-type="float" office:value="0.005" calcext:value-type="float">
            <text:p>0.005</text:p>
          </table:table-cell>
          <table:table-cell table:formula="of:=40" office:value-type="float" office:value="40" calcext:value-type="float">
            <text:p>40</text:p>
          </table:table-cell>
          <table:table-cell office:value-type="string" calcext:value-type="string">
            <text:p>none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4">00/00/0000</text:date>, <text:time style:data-style-name="N2" text:time-value="14:34:40.1857925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4T14:35:32.281630974</dc:date>
    <meta:editing-duration>PT11H26M28S</meta:editing-duration>
    <meta:editing-cycles>100</meta:editing-cycles>
    <meta:generator>LibreOffice/5.1.6.2$Linux_X86_64 LibreOffice_project/10m0$Build-2</meta:generator>
    <meta:document-statistic meta:table-count="3" meta:cell-count="15251" meta:object-count="0"/>
  </office:meta>
</office:document-meta>
</file>